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44cm"/>
    </style:style>
    <style:style style:name="co2" style:family="table-column">
      <style:table-column-properties fo:break-before="auto" style:column-width="3.2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3d3d3" style:text-align-source="fix" style:repeat-content="false" fo:wrap-option="wrap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d3d3d3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erif" fo:font-size="12pt" style:font-size-asian="12pt" style:font-size-complex="12pt"/>
    </style:style>
    <style:style style:name="ce9" style:family="table-cell" style:parent-style-name="Default">
      <style:text-properties fo:color="#000000"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1022" table:default-cell-style-name="ce9"/>
        <table:table-row table:style-name="ro1">
          <table:table-cell table:style-name="ce1" office:value-type="string" calcext:value-type="string">
            <text:p>Projeto</text:p>
          </table:table-cell>
          <table:table-cell table:style-name="ce5" office:value-type="string" calcext:value-type="string">
            <text:p>Criado e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a Clínica Odontológica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Controle Acadêmico</text:p>
          </table:table-cell>
          <table:table-cell table:style-name="ce7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ole Acadêmico de Pós Graduação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Gestão de Inscrição de Pós Graduação</text:p>
          </table:table-cell>
          <table:table-cell table:style-name="ce7" office:value-type="string" calcext:value-type="string">
            <text:p>08/06/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retaria Acadêmica Virtual - SAV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Avaliação Institucional - CPA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Avaliação Discente - AIN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Avaliação Docente - AID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Avaliação Tecnicos Administrativos - AIT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Controle Acadêmico - DAA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Controle de Autenticação - AUT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Integrado de Gestão Acadêmica - SIGAUEM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Gestão Administrativa</text:p>
          </table:table-cell>
          <table:table-cell table:style-name="ce6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Acesso e Previlégio de Usuários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Almoxarifado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Arrecadação e Fatura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Compras/Licitações</text:p>
          </table:table-cell>
          <table:table-cell table:style-name="ce6" office:value-type="string" calcext:value-type="string">
            <text:p>20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Contrato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Controle da Farmácia Ensino</text:p>
          </table:table-cell>
          <table:table-cell table:style-name="ce6" office:value-type="string" calcext:value-type="string">
            <text:p>02/04/201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Controle de Notas Fiscais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Controle de Orçamento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Convênio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Disponibilização de Editais e Licitações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Emissão de Cartões</text:p>
          </table:table-cell>
          <table:table-cell table:style-name="ce7" office:value-type="string" calcext:value-type="string">
            <text:p>02/08/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Pagamento de Pessoal - Terceiro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Passagem Aérea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Patrimônio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Solicitação de Bolsa</text:p>
          </table:table-cell>
          <table:table-cell table:style-name="ce7" office:value-type="string" calcext:value-type="string">
            <text:p>25/01/20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Solicitação de Frete</text:p>
          </table:table-cell>
          <table:table-cell table:style-name="ce6" office:value-type="string" calcext:value-type="string">
            <text:p>07/07/201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Solicitação de Recursos em Regime de Adiantamento</text:p>
          </table:table-cell>
          <table:table-cell table:style-name="ce7" office:value-type="string" calcext:value-type="string">
            <text:p>07/04/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Vale Refeição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Gestão de Apoio ao Processo Legislativo</text:p>
          </table:table-cell>
          <table:table-cell table:style-name="ce7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Apoio as Reuniões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Publicação de Resoluções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Gestão de Conteúdo da UEM</text:p>
          </table:table-cell>
          <table:table-cell table:style-name="ce6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Gestão de Estágios</text:p>
          </table:table-cell>
          <table:table-cell table:style-name="ce7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Gestão de Projetos</text:p>
          </table:table-cell>
          <table:table-cell table:style-name="ce6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Gestão de Recursos Humanos</text:p>
          </table:table-cell>
          <table:table-cell table:style-name="ce7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-Social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rtal do Servidor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Controle de Concurso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Controle de Pessoal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Controle de Vagas (DRH)</text:p>
          </table:table-cell>
          <table:table-cell table:style-name="ce6" office:value-type="string" calcext:value-type="string">
            <text:p>26/08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Controle de Vagas de FG/CC</text:p>
          </table:table-cell>
          <table:table-cell table:style-name="ce7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Folha de Pagamento</text:p>
          </table:table-cell>
          <table:table-cell table:style-name="ce6" office:value-type="string" calcext:value-type="string">
            <text:p>21/07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Gestão de Vestibular</text:p>
          </table:table-cell>
          <table:table-cell table:style-name="ce7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Gestão do Hospital Universitário</text:p>
          </table:table-cell>
          <table:table-cell table:style-name="ce6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to</text:p>
          </table:table-cell>
          <table:table-cell table:style-name="ce5" office:value-type="string" calcext:value-type="string">
            <text:p>Criado 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 Inteligência de Negócios</text:p>
          </table:table-cell>
          <table:table-cell table:style-name="ce7" office:value-type="string" calcext:value-type="string">
            <text:p>15/07/2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SGPEX - Projetos Extensão (PEC)</text:p>
          </table:table-cell>
          <table:table-cell table:style-name="ce6" office:value-type="string" calcext:value-type="string">
            <text:p>24/02/201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olicitação de Atendimentos</text:p>
          </table:table-cell>
          <table:table-cell table:style-name="ce7" office:value-type="string" calcext:value-type="string">
            <text:p>01/07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envolvimento de Sistemas</text:p>
          </table:table-cell>
          <table:table-cell table:style-name="ce6" office:value-type="string" calcext:value-type="string">
            <text:p>08/08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quipe 1</text:p>
          </table:table-cell>
          <table:table-cell table:style-name="ce7" office:value-type="string" calcext:value-type="string">
            <text:p>21/02/2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ão de Alunos e Cursos DCU</text:p>
          </table:table-cell>
          <table:table-cell table:style-name="ce6" office:value-type="string" calcext:value-type="string">
            <text:p>14/09/20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nçamento de notas e faltas</text:p>
          </table:table-cell>
          <table:table-cell table:style-name="ce7" office:value-type="string" calcext:value-type="string">
            <text:p>22/02/2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V - Secretaria acadêmica virtual</text:p>
          </table:table-cell>
          <table:table-cell table:style-name="ce6" office:value-type="string" calcext:value-type="string">
            <text:p>21/05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AUT - Controle de Autenticação</text:p>
          </table:table-cell>
          <table:table-cell table:style-name="ce7" office:value-type="string" calcext:value-type="string">
            <text:p>15/07/20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CPA - Avaliação Institucional</text:p>
          </table:table-cell>
          <table:table-cell table:style-name="ce6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AID - Avaliação Institucional Docente</text:p>
          </table:table-cell>
          <table:table-cell table:style-name="ce7" office:value-type="string" calcext:value-type="string">
            <text:p>10/06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AIN - Avaliação Institucional Discente</text:p>
          </table:table-cell>
          <table:table-cell table:style-name="ce6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AIT - Avaliação Institucional de Técnicos Administrativos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OD - Clínica Odontológica</text:p>
          </table:table-cell>
          <table:table-cell table:style-name="ce6" office:value-type="string" calcext:value-type="string">
            <text:p>23/10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PG - Controle Acadêmico de Pós-Graduação</text:p>
          </table:table-cell>
          <table:table-cell table:style-name="ce7" office:value-type="string" calcext:value-type="string">
            <text:p>23/10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SA - Controle Acadêmico DAA</text:p>
          </table:table-cell>
          <table:table-cell table:style-name="ce6" office:value-type="string" calcext:value-type="string">
            <text:p>20/06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tricula</text:p>
          </table:table-cell>
          <table:table-cell table:style-name="ce7" office:value-type="string" calcext:value-type="string">
            <text:p>27/08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CES - Exportação Censo do Ensino Superior MEC</text:p>
          </table:table-cell>
          <table:table-cell table:style-name="ce6" office:value-type="string" calcext:value-type="string">
            <text:p>14/04/2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quipe 2</text:p>
          </table:table-cell>
          <table:table-cell table:style-name="ce7" office:value-type="string" calcext:value-type="string">
            <text:p>21/02/2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MS - Mensalidades</text:p>
          </table:table-cell>
          <table:table-cell table:style-name="ce6" office:value-type="string" calcext:value-type="string">
            <text:p>19/06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PSI - Processo Seletivo Para Ingresso nos Cursos de Idiomas</text:p>
          </table:table-cell>
          <table:table-cell table:style-name="ce7" office:value-type="string" calcext:value-type="string">
            <text:p>26/03/20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Matrícula de Iniciantes (ILG)</text:p>
          </table:table-cell>
          <table:table-cell table:style-name="ce6" office:value-type="string" calcext:value-type="string">
            <text:p>01/03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Teste de Classificação (ILG)</text:p>
          </table:table-cell>
          <table:table-cell table:style-name="ce7" office:value-type="string" calcext:value-type="string">
            <text:p>01/03/2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RCE - Controle da Receita dos Cursos de Especialização</text:p>
          </table:table-cell>
          <table:table-cell table:style-name="ce6" office:value-type="string" calcext:value-type="string">
            <text:p>23/10/200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istema RP - Controle da Receita dos Projetos de Prestação de Serviços</text:p>
          </table:table-cell>
          <table:table-cell table:style-name="ce7" office:value-type="string" calcext:value-type="string">
            <text:p>19/06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pe 3</text:p>
          </table:table-cell>
          <table:table-cell table:style-name="ce6" office:value-type="string" calcext:value-type="string">
            <text:p>21/02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rtal PAD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a Secr. NPD</text:p>
          </table:table-cell>
          <table:table-cell table:style-name="ce6" office:value-type="string" calcext:value-type="string">
            <text:p>14/05/200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REQ - Requerimento da DCF (PHP)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AB - Ambulatório</text:p>
          </table:table-cell>
          <table:table-cell table:style-name="ce6" office:value-type="string" calcext:value-type="string">
            <text:p>28/08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BC - Controle de Contas Bancárias</text:p>
          </table:table-cell>
          <table:table-cell table:style-name="ce7" office:value-type="string" calcext:value-type="string">
            <text:p>02/09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BCE - Boletim de Crédito Eletrônico</text:p>
          </table:table-cell>
          <table:table-cell table:style-name="ce6" office:value-type="string" calcext:value-type="string">
            <text:p>27/04/20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PP - Solicitação de Pagamento de Pessoal</text:p>
          </table:table-cell>
          <table:table-cell table:style-name="ce7" office:value-type="string" calcext:value-type="string">
            <text:p>28/08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BOL - Bolsistas</text:p>
          </table:table-cell>
          <table:table-cell table:style-name="ce6" office:value-type="string" calcext:value-type="string">
            <text:p>28/04/20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CONTRATAÇÃO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CVN - Convênios</text:p>
          </table:table-cell>
          <table:table-cell table:style-name="ce6" office:value-type="string" calcext:value-type="string">
            <text:p>14/12/200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CV - Convênios (VisualAge)</text:p>
          </table:table-cell>
          <table:table-cell table:style-name="ce7" office:value-type="string" calcext:value-type="string">
            <text:p>28/08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CVR - Controle de Vale Refeição</text:p>
          </table:table-cell>
          <table:table-cell table:style-name="ce6" office:value-type="string" calcext:value-type="string">
            <text:p>01/04/201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DEL - Disponibilização de Editais de Licitação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FT - Faturamento</text:p>
          </table:table-cell>
          <table:table-cell table:style-name="ce6" office:value-type="string" calcext:value-type="string">
            <text:p>28/08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GESCOMP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blioteca de Utilitários</text:p>
          </table:table-cell>
          <table:table-cell table:style-name="ce6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MNU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GRUEM</text:p>
          </table:table-cell>
          <table:table-cell table:style-name="ce6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Administração GRUEM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GERAGR</text:p>
          </table:table-cell>
          <table:table-cell table:style-name="ce6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to</text:p>
          </table:table-cell>
          <table:table-cell table:style-name="ce5" office:value-type="string" calcext:value-type="string">
            <text:p>Criado 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IMPORTA - CEF</text:p>
          </table:table-cell>
          <table:table-cell table:style-name="ce7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PAS</text:p>
          </table:table-cell>
          <table:table-cell table:style-name="ce6" office:value-type="string" calcext:value-type="string">
            <text:p>01/03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ST</text:p>
          </table:table-cell>
          <table:table-cell table:style-name="ce7" office:value-type="string" calcext:value-type="string">
            <text:p>28/08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VE</text:p>
          </table:table-cell>
          <table:table-cell table:style-name="ce6" office:value-type="string" calcext:value-type="string">
            <text:p>14/05/200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SGV</text:p>
          </table:table-cell>
          <table:table-cell table:style-name="ce7" office:value-type="string" calcext:value-type="string">
            <text:p>10/06/20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pe 4</text:p>
          </table:table-cell>
          <table:table-cell table:style-name="ce6" office:value-type="string" calcext:value-type="string">
            <text:p>21/02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orário docent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RH</text:p>
          </table:table-cell>
          <table:table-cell table:style-name="ce6" office:value-type="string" calcext:value-type="string">
            <text:p>20/06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ntrole de TIDE</text:p>
          </table:table-cell>
          <table:table-cell table:style-name="ce7" office:value-type="string" calcext:value-type="string">
            <text:p>19/02/2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tal do servidor</text:p>
          </table:table-cell>
          <table:table-cell table:style-name="ce6" office:value-type="string" calcext:value-type="string">
            <text:p>19/02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ADS - Avaliação de Desempenho</text:p>
          </table:table-cell>
          <table:table-cell table:style-name="ce7" office:value-type="string" calcext:value-type="string">
            <text:p>21/07/20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RES - CONCURSOS</text:p>
          </table:table-cell>
          <table:table-cell table:style-name="ce6" office:value-type="string" calcext:value-type="string">
            <text:p>02/07/200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tabase</text:p>
          </table:table-cell>
          <table:table-cell table:style-name="ce7" office:value-type="string" calcext:value-type="string">
            <text:p>27/02/20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s e Programas - Individuais</text:p>
          </table:table-cell>
          <table:table-cell table:style-name="ce6" office:value-type="string" calcext:value-type="string">
            <text:p>21/02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nsulta de CEP</text:p>
          </table:table-cell>
          <table:table-cell table:style-name="ce7" office:value-type="string" calcext:value-type="string">
            <text:p>21/11/20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de Gestão de Estágio</text:p>
          </table:table-cell>
          <table:table-cell table:style-name="ce6" office:value-type="string" calcext:value-type="string">
            <text:p>14/09/20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Lattes</text:p>
          </table:table-cell>
          <table:table-cell table:style-name="ce7" office:value-type="string" calcext:value-type="string">
            <text:p>16/09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PMD - Gerenciamento de Cursos de Pós-Graduação</text:p>
          </table:table-cell>
          <table:table-cell table:style-name="ce6" office:value-type="string" calcext:value-type="string">
            <text:p>04/11/201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PPGDAA</text:p>
          </table:table-cell>
          <table:table-cell table:style-name="ce7" office:value-type="string" calcext:value-type="string">
            <text:p>29/03/20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PROL - Gerenciamento de Projetos Lato Sensu</text:p>
          </table:table-cell>
          <table:table-cell table:style-name="ce6" office:value-type="string" calcext:value-type="string">
            <text:p>29/03/20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PPE - Publicação de Editais (SCS e outros)</text:p>
          </table:table-cell>
          <table:table-cell table:style-name="ce7" office:value-type="string" calcext:value-type="string">
            <text:p>29/03/20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 PR - Protocolo</text:p>
          </table:table-cell>
          <table:table-cell table:style-name="ce6" office:value-type="string" calcext:value-type="string">
            <text:p>20/06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stema SGP - Gestão de Projetos da PPG</text:p>
          </table:table-cell>
          <table:table-cell table:style-name="ce7" office:value-type="string" calcext:value-type="string">
            <text:p>20/06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tes UEM</text:p>
          </table:table-cell>
          <table:table-cell table:style-name="ce6" office:value-type="string" calcext:value-type="string">
            <text:p>03/08/20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log - Transposição UEM</text:p>
          </table:table-cell>
          <table:table-cell table:style-name="ce7" office:value-type="string" calcext:value-type="string">
            <text:p>08/02/2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I</text:p>
          </table:table-cell>
          <table:table-cell table:style-name="ce6" office:value-type="string" calcext:value-type="string">
            <text:p>21/02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rtal da transparência</text:p>
          </table:table-cell>
          <table:table-cell table:style-name="ce7" office:value-type="string" calcext:value-type="string">
            <text:p>26/06/2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tal de Publicações de Períodicos UEM</text:p>
          </table:table-cell>
          <table:table-cell table:style-name="ce6" office:value-type="string" calcext:value-type="string">
            <text:p>21/02/201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te - PGO / Pós Graduação em Odontologia</text:p>
          </table:table-cell>
          <table:table-cell table:style-name="ce7" office:value-type="string" calcext:value-type="string">
            <text:p>26/02/2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te CAP</text:p>
          </table:table-cell>
          <table:table-cell table:style-name="ce6" office:value-type="string" calcext:value-type="string">
            <text:p>31/08/20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ite CPA</text:p>
          </table:table-cell>
          <table:table-cell table:style-name="ce7" office:value-type="string" calcext:value-type="string">
            <text:p>10/08/20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te DZO</text:p>
          </table:table-cell>
          <table:table-cell table:style-name="ce6" office:value-type="string" calcext:value-type="string">
            <text:p>09/08/20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ll Center</text:p>
          </table:table-cell>
          <table:table-cell table:style-name="ce7" office:value-type="string" calcext:value-type="string">
            <text:p>29/09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o de Desenvolvimento Institucional</text:p>
          </table:table-cell>
          <table:table-cell table:style-name="ce6" office:value-type="string" calcext:value-type="string">
            <text:p>28/02/201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ecretaria do NPD</text:p>
          </table:table-cell>
          <table:table-cell table:style-name="ce7" office:value-type="string" calcext:value-type="string">
            <text:p>09/07/2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valiação Baixa PATRIMONIAL</text:p>
          </table:table-cell>
          <table:table-cell table:style-name="ce6" office:value-type="string" calcext:value-type="string">
            <text:p>25/05/20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iblioteca Central da UEM</text:p>
          </table:table-cell>
          <table:table-cell table:style-name="ce7" office:value-type="string" calcext:value-type="string">
            <text:p>29/03/202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raestrutura</text:p>
          </table:table-cell>
          <table:table-cell table:style-name="ce6" office:value-type="string" calcext:value-type="string">
            <text:p>19/06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nco de Dados</text:p>
          </table:table-cell>
          <table:table-cell table:style-name="ce7" office:value-type="string" calcext:value-type="string">
            <text:p>19/06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acenter</text:p>
          </table:table-cell>
          <table:table-cell table:style-name="ce6" office:value-type="string" calcext:value-type="string">
            <text:p>20/06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cumentação</text:p>
          </table:table-cell>
          <table:table-cell table:style-name="ce7" office:value-type="string" calcext:value-type="string">
            <text:p>11/12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raestrutura de Rede</text:p>
          </table:table-cell>
          <table:table-cell table:style-name="ce6" office:value-type="string" calcext:value-type="string">
            <text:p>20/06/200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fraestrutura de Software</text:p>
          </table:table-cell>
          <table:table-cell table:style-name="ce7" office:value-type="string" calcext:value-type="string">
            <text:p>20/06/2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it SALA AULA</text:p>
          </table:table-cell>
          <table:table-cell table:style-name="ce6" office:value-type="string" calcext:value-type="string">
            <text:p>15/07/2011</text:p>
          </table:table-cell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B1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16:52:52.955288329</meta:creation-date>
    <meta:print-date>2023-04-10T17:00:03.865201969</meta:print-date>
    <dc:date>2023-04-10T17:02:23.199206888</dc:date>
    <meta:editing-duration>PT9M31S</meta:editing-duration>
    <meta:editing-cycles>1</meta:editing-cycles>
    <meta:document-statistic meta:table-count="1" meta:cell-count="279" meta:object-count="0"/>
    <meta:generator>LibreOffice/6.4.7.2$Linux_X86_64 LibreOffice_project/40$Build-2</meta:generator>
  </office:meta>
</office:document-meta>
</file>